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9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pass@k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<text:s/>0.000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pass@k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1">
          <table:table-cell office:value-type="string">
            <text:p>correct samples</text:p>
          </table:table-cell>
          <table:table-cell office:value-type="string">
            <text:p><text:s/>2</text:p>
          </table:table-cell>
          <table:table-cell table:number-columns-repeated="1022"/>
        </table:table-row>
        <table:table-row table:style-name="ro1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<text:s/>0.0250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pass@k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1:0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31T11:04:09.52</dc:date>
    <dc:creator>W. Pahl</dc:creator>
    <meta:editing-duration>PT6H18M24S</meta:editing-duration>
    <meta:editing-cycles>11</meta:editing-cycles>
    <meta:generator>OpenOffice/4.1.15$Win32 OpenOffice.org_project/4115m2$Build-9813</meta:generator>
    <meta:document-statistic meta:table-count="3" meta:cell-count="672" meta:object-count="0"/>
  </office:meta>
</office:document-meta>
</file>